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1.6252in"/>
    </style:style>
    <style:style style:name="co3" style:family="table-column">
      <style:table-column-properties fo:break-before="auto" style:column-width="1.7756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4.25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7"/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Sr No</text:p>
          </table:table-cell>
          <table:table-cell office:value-type="string">
            <text:p><text:s text:c="9"/><text:span text:style-name="T1"><text:s text:c="2"/></text:span><text:span text:style-name="T1">Task</text:span></text:p>
          </table:table-cell>
          <table:table-cell table:style-name="ce2" office:value-type="string">
            <text:p>Task Details</text:p>
          </table:table-cell>
          <table:table-cell table:style-name="ce2" office:value-type="string">
            <text:p>Assigned by</text:p>
          </table:table-cell>
          <table:table-cell table:style-name="ce2" office:value-type="string">
            <text:p>Assigned Date</text:p>
          </table:table-cell>
          <table:table-cell table:style-name="ce2" office:value-type="string">
            <text:p>Completion Status</text:p>
          </table:table-cell>
          <table:table-cell table:style-name="ce2" office:value-type="string">
            <text:p>Completion Date</text:p>
          </table:table-cell>
          <table:table-cell table:style-name="ce2" office:value-type="string">
            <text:p>Describe the work d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ass diagram of </text:p>
          </table:table-cell>
          <table:table-cell office:value-type="string">
            <text:p>created class diagram</text:p>
          </table:table-cell>
          <table:table-cell office:value-type="string">
            <text:p><text:s text:c="4"/>snehal</text:p>
          </table:table-cell>
          <table:table-cell office:value-type="string">
            <text:p>20.9.11</text:p>
          </table:table-cell>
          <table:table-cell office:value-type="string">
            <text:p>completed</text:p>
          </table:table-cell>
          <table:table-cell office:value-type="string">
            <text:p><text:s/>20.9.11</text:p>
          </table:table-cell>
          <table:table-cell office:value-type="string">
            <text:p><text:s text:c="2"/>created the over all class diagram of dash go application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sh go walk through</text:p>
          </table:table-cell>
          <table:table-cell/>
          <table:table-cell office:value-type="string">
            <text:p><text:s text:c="3"/>snehal</text:p>
          </table:table-cell>
          <table:table-cell office:value-type="string">
            <text:p>20.9.11</text:p>
          </table:table-cell>
          <table:table-cell office:value-type="string">
            <text:p>completed</text:p>
          </table:table-cell>
          <table:table-cell office:value-type="string">
            <text:p><text:s/>20.9.11</text:p>
          </table:table-cell>
          <table:table-cell office:value-type="string">
            <text:p><text:s text:c="2"/>understand the project and gone through ,few important features of it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el class diagram of </text:p>
          </table:table-cell>
          <table:table-cell office:value-type="string">
            <text:p>created model class diagram <text:s/>snehal</text:p>
          </table:table-cell>
          <table:table-cell/>
          <table:table-cell office:value-type="string">
            <text:p>21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<text:s text:c="2"/>created the over all model class diagram of dash go application but needs little modification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del class diagram of </text:p>
          </table:table-cell>
          <table:table-cell office:value-type="string">
            <text:p>created model class diagram <text:s/>snehal</text:p>
          </table:table-cell>
          <table:table-cell/>
          <table:table-cell office:value-type="string">
            <text:p>21.9.11</text:p>
          </table:table-cell>
          <table:table-cell office:value-type="string">
            <text:p>completed</text:p>
          </table:table-cell>
          <table:table-cell office:value-type="string">
            <text:p><text:s text:c="3"/>22.9.11</text:p>
          </table:table-cell>
          <table:table-cell office:value-type="string">
            <text:p><text:s text:c="2"/>created the over all model class diagram of dash go application .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documentation of </text:p>
          </table:table-cell>
          <table:table-cell office:value-type="string">
            <text:p>will make a document </text:p>
          </table:table-cell>
          <table:table-cell office:value-type="string">
            <text:p><text:s text:c="4"/>snehal</text:p>
          </table:table-cell>
          <table:table-cell office:value-type="string">
            <text:p>22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<text:s text:c="2"/>has started with application controller and will continue </text:p>
          </table:table-cell>
        </table:table-row>
        <table:table-row table:style-name="ro1">
          <table:table-cell/>
          <table:table-cell table:style-name="ce1" office:value-type="string">
            <text:p>class methods</text:p>
          </table:table-cell>
          <table:table-cell office:value-type="string">
            <text:p>explaining the method</text:p>
          </table:table-cell>
          <table:table-cell table:number-columns-repeated="4"/>
          <table:table-cell office:value-type="string">
            <text:p><text:s text:c="3"/>with other controller.</text:p>
          </table:table-cell>
        </table:table-row>
        <table:table-row table:style-name="ro1">
          <table:table-cell table:number-columns-repeated="2"/>
          <table:table-cell office:value-type="string">
            <text:p>functionality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lved an issue </text:p>
          </table:table-cell>
          <table:table-cell office:value-type="string">
            <text:p>created a migration</text:p>
          </table:table-cell>
          <table:table-cell office:value-type="string">
            <text:p><text:s text:c="4"/>snehal</text:p>
          </table:table-cell>
          <table:table-cell office:value-type="string">
            <text:p>23.9.11</text:p>
          </table:table-cell>
          <table:table-cell office:value-type="string">
            <text:p><text:s text:c="2"/>completed</text:p>
          </table:table-cell>
          <table:table-cell office:value-type="string">
            <text:p><text:s text:c="3"/>23.9.11</text:p>
          </table:table-cell>
          <table:table-cell office:value-type="string">
            <text:p><text:s text:c="2"/>there are some fields in trackers form,not takins decimal values</text:p>
          </table:table-cell>
        </table:table-row>
        <table:table-row table:style-name="ro1">
          <table:table-cell/>
          <table:table-cell table:style-name="ce1" office:value-type="string">
            <text:p>for tracker</text:p>
          </table:table-cell>
          <table:table-cell office:value-type="string">
            <text:p>file for changes in database</text:p>
          </table:table-cell>
          <table:table-cell office:value-type="string">
            <text:p><text:s text:c="3"/>and mukul</text:p>
          </table:table-cell>
          <table:table-cell table:number-columns-repeated="3"/>
          <table:table-cell office:value-type="string">
            <text:p><text:s/>as input,so changes are made to solve that issue</text:p>
          </table:table-cell>
        </table:table-row>
        <table:table-row table:style-name="ro1">
          <table:table-cell/>
          <table:table-cell office:value-type="string">
            <text:p>and commit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3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documentation for three controllers are done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each controller cla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<text:s/>40 methods </text:p>
          </table:table-cell>
          <table:table-cell office:value-type="string">
            <text:p><text:s text:c="2"/></text:p>
          </table:table-cell>
          <table:table-cell office:value-type="string">
            <text:p><text:s/>there are approx 100 methods in this controller out of which <text:s/>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table:style-name="ce1" office:value-type="string">
            <text:p>completed</text:p>
          </table:table-cell>
          <table:table-cell/>
          <table:table-cell office:value-type="string">
            <text:p><text:s/>documentation of 40 methods are done.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72 methods</text:p>
          </table:table-cell>
          <table:table-cell/>
          <table:table-cell office:value-type="string">
            <text:p>now <text:s/>documentation of 72 methods are done.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<text:s text:c="2"/>completed</text:p>
          </table:table-cell>
          <table:table-cell/>
          <table:table-cell office:value-type="string">
            <text:p>all methods done but need to write the output of all queries by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4"/>
          <table:table-cell office:value-type="string">
            <text:p>executing all of them.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2 controller</text:p>
          </table:table-cell>
          <table:table-cell/>
          <table:table-cell office:value-type="string">
            <text:p>documentation and query explanation of 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office:value-type="string">
            <text:p><text:s text:c="2"/>completed</text:p>
          </table:table-cell>
          <table:table-cell/>
          <table:table-cell office:value-type="string">
            <text:p>two controllers done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office:value-type="string">
            <text:p>and other 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3 control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all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shgo</text:p>
          </table:table-cell>
          <table:table-cell office:value-type="string">
            <text:p>other 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1 control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all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shgo</text:p>
          </table:table-cell>
          <table:table-cell office:value-type="string">
            <text:p>other 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nviornment set up</text:p>
          </table:table-cell>
          <table:table-cell office:value-type="string">
            <text:p>to set up rails 2 and rails 3</text:p>
          </table:table-cell>
          <table:table-cell office:value-type="string">
            <text:p><text:s text:c="4"/>snehal</text:p>
          </table:table-cell>
          <table:table-cell office:value-type="string">
            <text:p>30.9.11</text:p>
          </table:table-cell>
          <table:table-cell office:value-type="string">
            <text:p>completed</text:p>
          </table:table-cell>
          <table:table-cell/>
          <table:table-cell office:value-type="string">
            <text:p>remove older version of rails and ruby and set up new version</text:p>
          </table:table-cell>
        </table:table-row>
        <table:table-row table:style-name="ro1">
          <table:table-cell/>
          <table:table-cell office:value-type="string">
            <text:p>of rails 2 and 3</text:p>
          </table:table-cell>
          <table:table-cell table:number-columns-repeated="5"/>
          <table:table-cell office:value-type="string">
            <text:p>of rails and ruby via rv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sandeep</text:p>
          </table:table-cell>
          <table:table-cell table:style-name="ce3" office:value-type="date" office:date-value="2011-01-10">
            <text:p>01/10/11</text:p>
          </table:table-cell>
          <table:table-cell office:value-type="string">
            <text:p><text:s text:c="2"/>completed</text:p>
          </table:table-cell>
          <table:table-cell/>
          <table:table-cell office:value-type="string">
            <text:p>done documentatiom of all steps.</text:p>
          </table:table-cell>
        </table:table-row>
        <table:table-row table:style-name="ro1">
          <table:table-cell/>
          <table:table-cell office:value-type="string">
            <text:p>RVM set up</text:p>
          </table:table-cell>
          <table:table-cell office:value-type="string">
            <text:p>of rails and ruby set u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hrough rvm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table:style-name="ce3" office:value-type="date" office:date-value="2011-01-10">
            <text:p>01/10/11</text:p>
          </table:table-cell>
          <table:table-cell office:value-type="string">
            <text:p><text:s text:c="2"/>2 control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Of all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shgo</text:p>
          </table:table-cell>
          <table:table-cell office:value-type="string">
            <text:p>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<text:s text:c="2"/>2 control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Of all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ashgo</text:p>
          </table:table-cell>
          <table:table-cell office:value-type="string">
            <text:p>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ode editing for inserting</text:p>
          </table:table-cell>
          <table:table-cell/>
          <table:table-cell office:value-type="string">
            <text:p>sandeep</text:p>
          </table:table-cell>
          <table:table-cell table:style-name="ce3" office:value-type="date" office:date-value="2011-03-10">
            <text:p>03/10/11</text:p>
          </table:table-cell>
          <table:table-cell office:value-type="string">
            <text:p>completed</text:p>
          </table:table-cell>
          <table:table-cell table:style-name="ce3" office:value-type="date" office:date-value="2011-03-10">
            <text:p>03/10/11</text:p>
          </table:table-cell>
          <table:table-cell office:value-type="string">
            <text:p>now data is inserted in db.</text:p>
          </table:table-cell>
        </table:table-row>
        <table:table-row table:style-name="ro2">
          <table:table-cell/>
          <table:table-cell office:value-type="string">
            <text:p>data from xls fi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to db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10/03/2011</text:date>, <text:time>20:2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Dhananjai Verma</dc:creator>
    <dc:date>2011-10-03T20:21:06</dc:date>
    <meta:editing-duration>P23DT22H11M46S</meta:editing-duration>
    <meta:generator>BrOffice.org/3.3$Linux OpenOffice.org_project/330m20$Build-9567</meta:generator>
    <meta:editing-cycles>1</meta:editing-cycles>
    <meta:document-statistic meta:table-count="1" meta:cell-count="193" meta:object-count="0"/>
  </office:meta>
</office:document-meta>
</file>